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182956" officeooo:paragraph-rsid="00182956"/>
    </style:style>
    <style:style style:name="P2" style:family="paragraph" style:parent-style-name="Heading_20_1">
      <style:paragraph-properties fo:text-align="center" style:justify-single-word="false"/>
      <style:text-properties officeooo:rsid="00182956" officeooo:paragraph-rsid="00182956"/>
    </style:style>
    <style:style style:name="P3" style:family="paragraph" style:parent-style-name="Heading_20_2">
      <style:text-properties officeooo:rsid="00182956" officeooo:paragraph-rsid="00182956"/>
    </style:style>
    <style:style style:name="P4" style:family="paragraph" style:parent-style-name="Heading_20_2">
      <style:text-properties officeooo:paragraph-rsid="00182956"/>
    </style:style>
    <style:style style:name="P5" style:family="paragraph" style:parent-style-name="Text_20_body">
      <style:text-properties officeooo:rsid="00182956" officeooo:paragraph-rsid="00182956"/>
    </style:style>
    <style:style style:name="P6" style:family="paragraph" style:parent-style-name="Text_20_body">
      <style:paragraph-properties fo:text-align="center" style:justify-single-word="false"/>
      <style:text-properties officeooo:paragraph-rsid="00182956"/>
    </style:style>
    <style:style style:name="P7" style:family="paragraph" style:parent-style-name="Text_20_body">
      <style:text-properties officeooo:paragraph-rsid="00182956"/>
    </style:style>
    <style:style style:name="P8" style:family="paragraph" style:parent-style-name="Text_20_body" style:list-style-name="L3"/>
    <style:style style:name="P9" style:family="paragraph" style:parent-style-name="Text_20_body" style:list-style-name="L3">
      <style:text-properties officeooo:paragraph-rsid="00182956"/>
    </style:style>
    <style:style style:name="T1" style:family="text">
      <style:text-properties officeooo:rsid="00182956"/>
    </style:style>
    <style:style style:name="T2" style:family="text">
      <style:text-properties style:font-name="Liberation Sans" fo:font-size="16pt" fo:font-weight="bold" officeooo:rsid="00182956" style:font-name-asian="Microsoft YaHei" style:font-size-asian="16pt" style:font-weight-asian="bold" style:font-name-complex="Lucida Sans1" style:font-size-complex="16pt" style:font-weight-complex="bold"/>
    </style:style>
    <style:style style:name="T3" style:family="text">
      <style:text-properties style:font-name="Liberation Sans" fo:font-size="16pt" fo:font-weight="normal" officeooo:rsid="00182956" style:font-name-asian="Microsoft YaHei" style:font-size-asian="16pt" style:font-weight-asian="normal" style:font-name-complex="Lucida Sans1" style:font-size-complex="16pt" style:font-weight-complex="normal"/>
    </style:style>
    <style:style style:name="T4" style:family="text">
      <style:text-properties style:font-name="Liberation Sans" fo:font-size="16pt" fo:font-style="italic" fo:font-weight="normal" officeooo:rsid="00182956" style:font-name-asian="Microsoft YaHei" style:font-size-asian="16pt" style:font-style-asian="italic" style:font-weight-asian="normal" style:font-name-complex="Lucida Sans1" style:font-size-complex="16pt" style:font-style-complex="italic" style:font-weight-complex="normal"/>
    </style:style>
    <style:style style:name="T5" style:family="text">
      <style:text-properties style:font-name="Liberation Sans" fo:font-size="16pt" fo:font-style="normal" fo:font-weight="normal" officeooo:rsid="00182956" style:font-name-asian="Microsoft YaHei" style:font-size-asian="16pt" style:font-style-asian="normal" style:font-weight-asian="normal" style:font-name-complex="Lucida Sans1" style:font-size-complex="16pt" style:font-style-complex="normal" style:font-weight-complex="normal"/>
    </style:style>
    <style:style style:name="T6" style:family="text">
      <style:text-properties style:font-name="Liberation Sans" fo:font-size="16pt" fo:font-style="normal" fo:font-weight="bold" officeooo:rsid="00182956" style:font-name-asian="Microsoft YaHei" style:font-size-asian="16pt" style:font-style-asian="normal" style:font-weight-asian="bold" style:font-name-complex="Lucida Sans1" style:font-size-complex="16pt" style:font-style-complex="normal" style:font-weight-complex="bold"/>
    </style:style>
    <style:style style:name="T7" style:family="text">
      <style:text-properties style:font-name="Liberation Sans" fo:font-size="16pt" fo:font-style="normal" fo:font-weight="bold" officeooo:rsid="00182956" style:font-name-asian="Microsoft YaHei" style:font-size-asian="14pt" style:font-style-asian="normal" style:font-weight-asian="bold" style:font-name-complex="Lucida Sans1" style:font-size-complex="16pt" style:font-style-complex="normal" style:font-weight-complex="bold"/>
    </style:style>
    <style:style style:name="T8" style:family="text">
      <style:text-properties style:font-name="Liberation Sans" fo:font-size="26pt" fo:font-style="normal" fo:font-weight="bold" officeooo:rsid="00182956" style:font-name-asian="Microsoft YaHei" style:font-size-asian="26pt" style:font-style-asian="normal" style:font-weight-asian="bold" style:font-name-complex="Lucida Sans1" style:font-size-complex="26pt" style:font-style-complex="normal"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mpte rendu TP Crypto</text:h>
      <text:p text:style-name="P6"/>
      <text:h text:style-name="P4" text:outline-level="2"><text:span text:style-name="T1">Conversion String </text:span><text:span text:style-name="T8">↔</text:span><text:span text:style-name="T7">tableau de binaire</text:span><text:span text:style-name="T1">  :</text:span></text:h>
      <text:p text:style-name="P5">Notre conversion de string utilise le code ASCII de ce fait il peut convertir tout les caractères présent dans la table ASCII</text:p>
      <text:h text:style-name="P3" text:outline-level="2">Tests :</text:h>
      <text:list xml:id="list2820715550" text:style-name="L3">
        <text:list-item>
          <text:p text:style-name="P9"><text:span text:style-name="Strong_20_Emphasis"><text:span text:style-name="Source_20_Text">crypte()</text:span></text:span> : Vérifiez que le chiffrement d'une chaîne de caractères donne un résultat non nul et non vide.</text:p>
        </text:list-item>
        <text:list-item>
          <text:p text:style-name="P8"><text:span text:style-name="Strong_20_Emphasis"><text:span text:style-name="Source_20_Text">decrypte()</text:span></text:span> : Vérifiez que le déchiffrement d'une chaîne chiffrée donne un résultat non nul et que le texte déchiffré contient le texte original en ignorant le bourrage.</text:p>
        </text:list-item>
        <text:list-item>
          <text:p text:style-name="P8"><text:span text:style-name="Strong_20_Emphasis"><text:span text:style-name="Source_20_Text">stringToBits()</text:span></text:span> : Vérifiez que la conversion d'une chaîne de caractères en bits donne un tableau non nul et que sa longueur correspond à 8 fois la longueur de la chaîne d'entrée.</text:p>
        </text:list-item>
        <text:list-item>
          <text:p text:style-name="P8"><text:span text:style-name="Strong_20_Emphasis"><text:span text:style-name="Source_20_Text">bitsToString()</text:span></text:span> : Vérifiez que la conversion de bits en chaîne de caractères donne le résultat attendu.</text:p>
        </text:list-item>
        <text:list-item>
          <text:p text:style-name="P8"><text:span text:style-name="Strong_20_Emphasis"><text:span text:style-name="Source_20_Text">decouppage()</text:span></text:span> : Vérifiez que la séparation des blocs fonctionne correctement en découpant un tableau d'entiers en blocs de taille spécifiée.</text:p>
        </text:list-item>
        <text:list-item>
          <text:p text:style-name="P8"><text:span text:style-name="Strong_20_Emphasis"><text:span text:style-name="Source_20_Text">recollage_bloc()</text:span></text:span> : Vérifiez que la fusion des blocs fonctionne correctement en combinant un tableau de blocs en un seul tableau.</text:p>
        </text:list-item>
        <text:list-item>
          <text:p text:style-name="P8"><text:span text:style-name="Strong_20_Emphasis"><text:span text:style-name="Source_20_Text">genereMasterKey()</text:span></text:span> : Vérifiez que la génération d'une clé maître donne un tableau non nul de la longueur spécifiée.</text:p>
        </text:list-item>
        <text:list-item>
          <text:p text:style-name="P8"><text:span text:style-name="Strong_20_Emphasis"><text:span text:style-name="Source_20_Text">permutation()</text:span></text:span> : Vérifiez que la permutation des bits fonctionne correctement en fonction de la table de permutation spécifiée.</text:p>
        </text:list-item>
        <text:list-item>
          <text:p text:style-name="P8"><text:span text:style-name="Strong_20_Emphasis"><text:span text:style-name="Source_20_Text">invPermutation()</text:span></text:span> : Vérifiez que l'inversion de la permutation des bits fonctionne correctement en fonction de la table de permutation spécifiée.</text:p>
        </text:list-item>
        <text:list-item>
          <text:p text:style-name="P8"><text:span text:style-name="Strong_20_Emphasis"><text:span text:style-name="Source_20_Text">decalle_gauche()</text:span></text:span> : Vérifiez que le décalage gauche des bits fonctionne comme prévu.</text:p>
        </text:list-item>
        <text:list-item>
          <text:p text:style-name="P8"><text:span text:style-name="Strong_20_Emphasis"><text:span text:style-name="Source_20_Text">xor()</text:span></text:span> : Vérifiez que l'opération XOR des bits fonctionne correctement.</text:p>
        </text:list-item>
        <text:list-item>
          <text:p text:style-name="P8"><text:span text:style-name="Strong_20_Emphasis"><text:span text:style-name="Source_20_Text">FunctionS()</text:span></text:span> : Vérifiez que la fonction S applique correctement la substitution des bits en fonction de la table de substitution spécifiée.</text:p>
        </text:list-item>
      </text:list>
      <text:p text:style-name="P7"/>
      <text:h text:style-name="P3" text:outline-level="2"><text:soft-page-break/>DES est réalisé avec 16 ronde</text:h>
      <text:h text:style-name="P3" text:outline-level="2"/>
      <text:h text:style-name="P3" text:outline-level="2">Fonction retireBourrage :</text:h>
      <text:p text:style-name="P7"><text:span text:style-name="T1">la fonction retireBourrage() est une fonction utilisée pour retirer le bourrage d'une chaîne de caractères après le déchiffrement. Elle nous permet de retirer tout caractères superflus avec un faible risque de perte de donnée sur le dernier caractères</text:span></text:p>
      <text:h text:style-name="P3" text:outline-level="2">Triple DES :</text:h>
      <text:p text:style-name="P7"/>
      <text:h text:style-name="P3" text:outline-level="2">Interface Graphique :</text:h>
      <text:p text:style-name="P7"/>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2956" officeooo:paragraph-rsid="0018295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BOUTELDJA Dorian<text:tab/><text:tab/>MARTIGNAC Damie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0:49:16.263000000</meta:creation-date>
    <dc:date>2023-10-23T11:35:06.955000000</dc:date>
    <meta:editing-duration>PT45M52S</meta:editing-duration>
    <meta:editing-cycles>1</meta:editing-cycles>
    <meta:document-statistic meta:table-count="0" meta:image-count="0" meta:object-count="0" meta:page-count="2" meta:paragraph-count="22" meta:word-count="334" meta:character-count="2086" meta:non-whitespace-character-count="1784"/>
    <meta:generator>LibreOffice/7.4.3.2$Windows_X86_64 LibreOffice_project/1048a8393ae2eeec98dff31b5c133c5f1d08b890</meta:generator>
  </office:meta>
</office:document-meta>
</file>